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00" fo:font-weight="bold" style:font-weight-asian="bold" style:font-weight-complex="bold"/>
    </style:style>
    <style:style style:name="T1" style:family="text">
      <style:text-properties fo:color="#ccccf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4pt" style:font-weight-asian="bold" style:font-size-complex="24pt" style:font-weight-complex="bold"/>
    </style:style>
    <style:style style:name="T7" style:family="text">
      <style:text-properties fo:color="#23ff23" fo:font-size="22pt" fo:font-weight="bold" style:font-size-asian="24pt" style:font-weight-asian="bold" style:font-size-complex="24pt" style:font-weight-complex="bold"/>
    </style:style>
    <style:style style:name="T8" style:family="text">
      <style:text-properties fo:color="#ffff00" fo:font-size="22pt" fo:font-weight="bold" style:font-size-asian="24pt" style:font-weight-asian="bold" style:font-size-complex="24pt" style:font-weight-complex="bold"/>
    </style:style>
    <style:style style:name="T9" style:family="text">
      <style:text-properties fo:color="#ffcc99" fo:font-size="2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threads in Swing</presentation:footer-decl>
      <presentation:footer-decl presentation:name="ftr2">CMPTxxxx</presentation:footer-decl>
      <presentation:date-time-decl presentation:name="dtd1" presentation:source="fixed">22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ulti-threading in Swing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p text:style-name="P1">22 Ma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draw:custom-shape draw:style-name="gr1" draw:text-style-name="P2" draw:layer="layout" svg:width="6cm" svg:height="3cm" svg:x="20.7cm" svg:y="9.1cm">
          <text:p text:style-name="P2"><text:span text:style-name="T2">See</text:span> also:</text:p>
          <text:list text:style-name="L1">
            <text:list-item>
              <text:p text:style-name="P2"><text:span text:style-name="T1"><text:a xlink:href="http://java.sun.com/docs/books/tutorial/uiswing/concurrency/index.html">Swing tutorial</text:a></text:span></text:p>
            </text:list-item>
            <text:list-item>
              <text:p text:style-name="P2"><text:span text:style-name="T1"><text:a xlink:href="http://twu.seanho.com/10spr/cmpt166/java/Flipper/">Flipper example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3">SwingWorker</text:span> class for threads in Swing</text:p>
              </text:list-item>
              <text:list-item>
                <text:p><text:span text:style-name="T3">Sending</text:span> and <text:span text:style-name="T3">receiving</text:span> results:</text:p>
                <text:list>
                  <text:list-item>
                    <text:p><text:span text:style-name="T4">doInBackground</text:span>() and <text:span text:style-name="T4">done</text:span>()</text:p>
                  </text:list-item>
                </text:list>
              </text:list-item>
              <text:list-item>
                <text:p>Publishing <text:span text:style-name="T3">progress</text:span> updates / <text:span text:style-name="T3">interim</text:span> results:</text:p>
                <text:list>
                  <text:list-item>
                    <text:p><text:span text:style-name="T4">publish</text:span>() and <text:span text:style-name="T4">process</text:span>()</text:p>
                  </text:list-item>
                </text:list>
              </text:list-item>
              <text:list-item>
                <text:p><text:span text:style-name="T3">Cancelling</text:span> a background task</text:p>
                <text:list>
                  <text:list-item>
                    <text:p><text:span text:style-name="T4">cancel</text:span>() and <text:span text:style-name="T4">isCancelled</text:span>(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hreads in Swing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Swing</text:span> programs have <text:span text:style-name="T3">multiple</text:span> threads:</text:p>
                <text:list>
                  <text:list-item>
                    <text:p><text:span text:style-name="T3">Init</text:span> thread (<text:span text:style-name="T4">main()</text:span> setup before GUI)</text:p>
                  </text:list-item>
                  <text:list-item>
                    <text:p><text:span text:style-name="T3">Event dispatch</text:span> thread (interacts w/GUI)</text:p>
                  </text:list-item>
                  <text:list-item>
                    <text:p>Any <text:span text:style-name="T3">worker</text:span> threads you create</text:p>
                  </text:list-item>
                </text:list>
              </text:list-item>
              <text:list-item>
                <text:p>Only the <text:span text:style-name="T3">event dispatch</text:span> thread should access the <text:span text:style-name="T3">GUI</text:span> (change widget text, etc.)</text:p>
                <text:list>
                  <text:list-item>
                    <text:p>Worker threads have to <text:span text:style-name="T3">ask</text:span> the event dispatch thread to update the GUI</text:p>
                  </text:list-item>
                </text:list>
              </text:list-item>
              <text:list-item>
                <text:p>How do worker threads <text:span text:style-name="T3">communicate</text:span> to the event dispatch thread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wingWorker abstract class</text:p>
          </draw:text-box>
        </draw:frame>
        <draw:frame presentation:style-name="pr6" draw:layer="layout" svg:width="25.199cm" svg:height="14.798cm" svg:x="1.4cm" svg:y="4.507cm" presentation:class="outline" presentation:user-transformed="true">
          <draw:text-box>
            <text:list text:style-name="L2">
              <text:list-item>
                <text:p>Subclass of <text:span text:style-name="T4">Thread</text:span> that allows you to:</text:p>
              </text:list-item>
              <text:list-item>
                <text:p><text:span text:style-name="T3">Define the task</text:span> to be done in background</text:p>
              </text:list-item>
              <text:list-item>
                <text:p><text:span text:style-name="T3">Run code</text:span> on the event dispatch thread<text:line-break/>when the worker thread is <text:span text:style-name="T3">done</text:span></text:p>
              </text:list-item>
              <text:list-item>
                <text:p><text:span text:style-name="T3">Return an object</text:span> from the worker thread<text:line-break/>to the event dispatch thread</text:p>
              </text:list-item>
              <text:list-item>
                <text:p>Send <text:span text:style-name="T3">progress updates</text:span> from the worker thread to the event dispatch thread</text:p>
              </text:list-item>
              <text:list-item>
                <text:p>Define <text:span text:style-name="T3">bound properties</text:span>:<text:line-break/>when the worker thread changes them,<text:line-break/><text:span text:style-name="T3">events</text:span> get sent to the event dispatch threa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Using SwingWorker</text:p>
          </draw:text-box>
        </draw:frame>
        <draw:frame presentation:style-name="pr6" draw:layer="layout" svg:width="25.199cm" svg:height="14.044cm" svg:x="1.4cm" svg:y="4.507cm" presentation:class="outline" presentation:user-transformed="true">
          <draw:text-box>
            <text:list text:style-name="L2">
              <text:list-item>
                <text:p>SwingWorker is <text:span text:style-name="T3">abstract</text:span>: so subclass it</text:p>
              </text:list-item>
            </text:list>
            <text:list text:style-name="L3">
              <text:list-item>
                <text:list>
                  <text:list-item>
                    <text:p><text:span text:style-name="T5">class Fetcher extends SwingWorker {</text:span></text:p>
                  </text:list-item>
                </text:list>
              </text:list-item>
            </text:list>
            <text:list text:style-name="L2">
              <text:list-item>
                <text:p>SwingWorker is <text:span text:style-name="T3">templated</text:span>: specify the <text:span text:style-name="T3">type</text:span>/class of object <text:span text:style-name="T3">returned</text:span> by the bg task:</text:p>
              </text:list-item>
            </text:list>
            <text:list text:style-name="L3">
              <text:list-item>
                <text:list>
                  <text:list-item>
                    <text:p><text:span text:style-name="T5">class Fetcher extends SwingWorker&lt;Image, Void&gt;</text:span></text:p>
                  </text:list-item>
                </text:list>
              </text:list-item>
            </text:list>
            <text:list text:style-name="L2">
              <text:list-item>
                <text:p>Override doInBackground() to <text:span text:style-name="T3">define the task</text:span>:</text:p>
              </text:list-item>
            </text:list>
            <text:list text:style-name="L3">
              <text:list-item>
                <text:list>
                  <text:list-item>
                    <text:p><text:span text:style-name="T5">public Image doInBackground() { … 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Return type</text:span> is same as in template</text:p>
                  </text:list-item>
                  <text:list-item>
                    <text:p>Should only modify <text:span text:style-name="T3">local</text:span> variables</text:p>
                  </text:list-item>
                  <text:list-item>
                    <text:p>Return <text:span text:style-name="T3">result</text:span> of the long-running ta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Getting the result: done()</text:p>
          </draw:text-box>
        </draw:frame>
        <draw:frame presentation:style-name="pr6" draw:layer="layout" svg:width="25.199cm" svg:height="14.403cm" svg:x="1.4cm" svg:y="4.507cm" presentation:class="outline" presentation:user-transformed="true">
          <draw:text-box>
            <text:list text:style-name="L2">
              <text:list-item>
                <text:p>Override the <text:span text:style-name="T4">done()</text:span> method to define how the event dispatch thread <text:span text:style-name="T3">gets the results</text:span>:</text:p>
              </text:list-item>
            </text:list>
            <text:list text:style-name="L3">
              <text:list-item>
                <text:list>
                  <text:list-item>
                    <text:p><text:span text:style-name="T5">public void done() {</text:span><text:span text:style-name="T5"><text:line-break/></text:span><text:span text:style-name="T5">try {</text:span><text:span text:style-name="T5"><text:line-break/></text:span><text:span text:style-name="T5"><text:tab/></text:span><text:span text:style-name="T5">myButton.setIcon( get() );</text:span><text:span text:style-name="T5"><text:line-break/></text:span><text:span text:style-name="T5">} except (InterruptedException e) {</text:span><text:span text:style-name="T5"><text:line-break/></text:span><text:span text:style-name="T5">} except (ExecutionException e) {</text:span><text:span text:style-name="T5"><text:line-break/></text:span><text:span text:style-name="T5">}</text:span></text:p>
                  </text:list-item>
                </text:list>
              </text:list-item>
            </text:list>
            <text:list text:style-name="L2">
              <text:list-item>
                <text:p>This method is run on the <text:span text:style-name="T3">event dispatch thread</text:span></text:p>
              </text:list-item>
              <text:list-item>
                <text:p>Not called until the worker thread has <text:span text:style-name="T3">finished</text:span></text:p>
                <text:list>
                  <text:list-item>
                    <text:p><text:span text:style-name="T4">get()</text:span> <text:span text:style-name="T3">blocks</text:span> until worker is finished</text:p>
                  </text:list-item>
                </text:list>
              </text:list-item>
              <text:list-item>
                <text:p><text:span text:style-name="T3">Copies</text:span> from return value of <text:span text:style-name="T4">doInBackground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rting the worker thread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o get the worker thread <text:span text:style-name="T3">running</text:span>:<text:line-break/>Create an <text:span text:style-name="T3">instance</text:span> of your subclass of SwingWorker and <text:span text:style-name="T3">call</text:span> its<text:span text:style-name="T4"> .execute()</text:span> method</text:p>
              </text:list-item>
            </text:list>
            <text:list text:style-name="L3">
              <text:list-item>
                <text:list>
                  <text:list-item>
                    <text:p><text:span text:style-name="T5">Fetcher fetcher = new Fetcher();</text:span></text:p>
                  </text:list-item>
                  <text:list-item>
                    <text:p><text:span text:style-name="T5">fetcher.execute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ifferent from usual <text:span text:style-name="T4">Thread.start()</text:span></text:p>
                  </text:list-item>
                </text:list>
              </text:list-item>
              <text:list-item>
                <text:p>This could be done in the <text:span text:style-name="T3">action listener</text:span> for a button, for instan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ample with SwingWorker</text:p>
          </draw:text-box>
        </draw:frame>
        <draw:frame presentation:style-name="pr6" draw:text-style-name="P4" draw:id="id2" draw:layer="layout" svg:width="25.199cm" svg:height="14.433cm" svg:x="1.4cm" svg:y="4.507cm" presentation:class="outline" presentation:user-transformed="true">
          <draw:text-box>
            <text:list text:style-name="L2">
              <text:list-item>
                <text:p text:style-name="P4"><text:span text:style-name="T6">public void </text:span><text:span text:style-name="T7">actionPerformed</text:span><text:span text:style-name="T6">(ActionEvent evt) {</text:span><text:span text:style-name="T6"><text:line-break/></text:span><text:span text:style-name="T6"><text:tab/></text:span><text:span text:style-name="T6">(new </text:span><text:span text:style-name="T8">SwingWorker&lt;ImageIcon, Void&gt;</text:span><text:span text:style-name="T6">() {</text:span><text:span text:style-name="T6"><text:line-break/></text:span><text:span text:style-name="T6"><text:tab/></text:span><text:span text:style-name="T6"><text:tab/></text:span><text:span text:style-name="T6">public ImageIcon </text:span><text:span text:style-name="T7">doInBackground()</text:span><text:span text:style-name="T6"> {</text:span><text:span text:style-name="T6"><text:line-break/></text:span><text:span text:style-name="T6"><text:tab/></text:span><text:span text:style-name="T6"><text:tab/></text:span><text:span text:style-name="T6"><text:tab/></text:span><text:span text:style-name="T6">ImageIcon img =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(ImageIcon) </text:span><text:span text:style-name="T8">serverIn</text:span><text:span text:style-name="T6">.</text:span><text:span text:style-name="T8">getObject</text:span><text:span text:style-name="T6">();</text:span><text:span text:style-name="T6"><text:line-break/></text:span><text:span text:style-name="T6"><text:tab/></text:span><text:span text:style-name="T6"><text:tab/></text:span><text:span text:style-name="T6"><text:tab/></text:span><text:span text:style-name="T6">return img;</text:span><text:span text:style-name="T6"><text:line-break/></text:span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<text:tab/></text:span><text:span text:style-name="T6">public void</text:span><text:span text:style-name="T7"> done()</text:span><text:span text:style-name="T6"> {</text:span><text:span text:style-name="T6"><text:line-break/></text:span><text:span text:style-name="T6"><text:tab/></text:span><text:span text:style-name="T6"><text:tab/></text:span><text:span text:style-name="T6"><text:tab/></text:span><text:span text:style-name="T6">try {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myButton.setIcon( </text:span><text:span text:style-name="T8">get</text:span><text:span text:style-name="T6">() );</text:span><text:span text:style-name="T6"><text:line-break/></text:span><text:span text:style-name="T6"><text:tab/></text:span><text:span text:style-name="T6"><text:tab/></text:span><text:span text:style-name="T6"><text:tab/></text:span><text:span text:style-name="T6">} except (InterruptedException e) {</text:span><text:span text:style-name="T6"><text:line-break/></text:span><text:span text:style-name="T6"><text:tab/></text:span><text:span text:style-name="T6"><text:tab/></text:span><text:span text:style-name="T6"><text:tab/></text:span><text:span text:style-name="T6">} except (ExecutionException e) {</text:span><text:span text:style-name="T6"><text:line-break/></text:span><text:span text:style-name="T6"><text:tab/></text:span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}).</text:span><text:span text:style-name="T7">execute()</text:span><text:span text:style-name="T6">;</text:span><text:span text:style-name="T6"><text:line-break/></text:span><text:span text:style-name="T6">}</text:span></text:p>
              </text:list-item>
            </text:list>
          </draw:text-box>
        </draw:frame>
        <draw:g draw:id="id8">
          <draw:custom-shape draw:style-name="gr3" draw:text-style-name="P5" draw:id="id1" draw:layer="layout" svg:width="6.5cm" svg:height="1.5cm" svg:x="21cm" svg:y="3cm">
            <text:p text:style-name="P5">event listener<text:line-break/>for button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svg:x1="21cm" svg:y1="3.75cm" svg:x2="13.999cm" svg:y2="4.507cm" draw:start-shape="id1" draw:start-glue-point="3" draw:end-shape="id2" svg:d="m21000 3750c-4668 0-7001 252-7001 757">
            <text:p/>
          </draw:connector>
        </draw:g>
        <draw:g draw:id="id9">
          <draw:custom-shape draw:style-name="gr3" draw:text-style-name="P5" draw:id="id3" draw:layer="layout" svg:width="5cm" svg:height="2cm" svg:x="0cm" svg:y="8cm">
            <text:p text:style-name="P5">anonymous<text:line-break/>class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.5cm" svg:y1="8cm" svg:x2="6.194cm" svg:y2="6.234cm" draw:start-shape="id3" draw:start-glue-point="0" svg:d="m2500 8000 3694-1766">
            <text:p/>
          </draw:connector>
        </draw:g>
        <draw:g draw:id="id10">
          <draw:custom-shape draw:style-name="gr3" draw:text-style-name="P5" draw:id="id4" draw:layer="layout" svg:width="5cm" svg:height="1.5cm" svg:x="22.5cm" svg:y="9.5cm">
            <text:p text:style-name="P5">slow task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svg:x1="22.5cm" svg:y1="10.25cm" svg:x2="19.888cm" svg:y2="8.999cm" draw:start-shape="id4" draw:start-glue-point="3" svg:d="m22500 10250c-2373 0-1067-1251-2612-1251">
            <text:p/>
          </draw:connector>
        </draw:g>
        <draw:g draw:id="id12">
          <draw:custom-shape draw:style-name="gr3" draw:text-style-name="P5" draw:id="id5" draw:layer="layout" svg:width="8cm" svg:height="2cm" svg:x="20cm" svg:y="11.5cm">
            <text:p text:style-name="P5">get obj returned by<text:line-break/>doInBackground()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0cm" svg:y1="12.5cm" svg:x2="17.833cm" svg:y2="12.489cm" draw:start-shape="id5" draw:start-glue-point="3" svg:d="m20000 12500-2167-11">
            <text:p/>
          </draw:connector>
        </draw:g>
        <draw:g draw:id="id13">
          <draw:custom-shape draw:style-name="gr3" draw:text-style-name="P5" draw:id="id6" draw:layer="layout" svg:width="7cm" svg:height="1.5cm" svg:x="14cm" svg:y="16.5cm">
            <text:p text:style-name="P5">start the thread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4cm" svg:y1="17.25cm" svg:x2="9.333cm" svg:y2="17.5cm" draw:start-shape="id6" draw:start-glue-point="3" svg:d="m14000 17250-4667 250">
            <text:p/>
          </draw:connector>
        </draw:g>
        <draw:g draw:id="id11">
          <draw:custom-shape draw:style-name="gr3" draw:text-style-name="P5" draw:id="id7" draw:layer="layout" svg:width="5cm" svg:height="2.5cm" svg:x="0cm" svg:y="13.5cm">
            <text:p text:style-name="P5">run by<text:line-break/>event disp.<text:line-break/>thread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.5cm" svg:y1="13.5cm" svg:x2="6.194cm" svg:y2="11.734cm" draw:start-shape="id7" draw:start-glue-point="0" svg:d="m2500 13500 3694-1766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Publishing progress updates</text:p>
          </draw:text-box>
        </draw:frame>
        <draw:frame presentation:style-name="pr6" draw:layer="layout" svg:width="25.199cm" svg:height="15.227cm" svg:x="1.4cm" svg:y="4.507cm" presentation:class="outline" presentation:user-transformed="true">
          <draw:text-box>
            <text:list text:style-name="L2">
              <text:list-item>
                <text:p>The worker thread may <text:span text:style-name="T3">send</text:span> objects to the event dispatch thread as<text:span text:style-name="T3"> interim results</text:span>:</text:p>
              </text:list-item>
              <text:list-item>
                <text:p><text:span text:style-name="T3">Declare</text:span> type of interim result in <text:span text:style-name="T3">template</text:span>:</text:p>
              </text:list-item>
            </text:list>
            <text:list text:style-name="L3">
              <text:list-item>
                <text:list>
                  <text:list-item>
                    <text:p><text:span text:style-name="T5">… </text:span><text:span text:style-name="T5">extends SwingWorker&lt;Image, Float&gt; {</text:span></text:p>
                  </text:list-item>
                </text:list>
              </text:list-item>
            </text:list>
            <text:list text:style-name="L2">
              <text:list-item>
                <text:p>From <text:span text:style-name="T4">doInBackground()</text:span>, call <text:span text:style-name="T3">publish()</text:span>:</text:p>
              </text:list-item>
            </text:list>
            <text:list text:style-name="L3">
              <text:list-item>
                <text:list>
                  <text:list-item>
                    <text:p><text:span text:style-name="T5">publish( bytesFetched / totBytes );</text:span></text:p>
                  </text:list-item>
                </text:list>
              </text:list-item>
            </text:list>
            <text:list text:style-name="L2">
              <text:list-item>
                <text:p>Override <text:span text:style-name="T3">process() </text:span>to specify how event dispatch thread <text:span text:style-name="T3">handles</text:span> an update:</text:p>
              </text:list-item>
            </text:list>
            <text:list text:style-name="L3">
              <text:list-item>
                <text:list>
                  <text:list-item>
                    <text:p><text:span text:style-name="T5">public void process( List&lt;Float&gt; updates 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Given a <text:span text:style-name="T3">List</text:span> of accumulated updates</text:p>
                  </text:list-item>
                </text:list>
              </text:list-item>
              <text:list-item>
                <text:p><text:span text:style-name="T4">publish()</text:span> may be called very very <text:span text:style-name="T3">frequently</text:span>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ummary of SwingWorker</text:p>
          </draw:text-box>
        </draw:frame>
        <draw:frame presentation:style-name="pr6" draw:text-style-name="P4" draw:layer="layout" svg:width="25.199cm" svg:height="14.016cm" svg:x="1.4cm" svg:y="4.507cm" presentation:class="outline">
          <draw:text-box>
            <text:list text:style-name="L2">
              <text:list-item>
                <text:p text:style-name="P4"><text:span text:style-name="T6">(new SwingWorker&lt;ImageIcon, Float&gt;() {</text:span><text:span text:style-name="T6"><text:line-break/></text:span><text:span text:style-name="T6"><text:tab/></text:span><text:span text:style-name="T6">public ImageIcon </text:span><text:span text:style-name="T8">doInBackground</text:span><text:span text:style-name="T6">() {</text:span><text:span text:style-name="T9"><text:line-break/></text:span><text:span text:style-name="T9"><text:tab/></text:span><text:span text:style-name="T9"><text:tab/></text:span><text:span text:style-name="T9">// long task</text:span><text:span text:style-name="T9"><text:line-break/></text:span><text:span text:style-name="T9"><text:tab/></text:span><text:span text:style-name="T9"><text:tab/></text:span><text:span text:style-name="T9">// periodically call publish() with an update</text:span><text:span text:style-name="T9"><text:line-break/></text:span><text:span text:style-name="T9"><text:tab/></text:span><text:span text:style-name="T9"><text:tab/></text:span><text:span text:style-name="T9">// return an ImageIcon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6">public void </text:span><text:span text:style-name="T8">process</text:span><text:span text:style-name="T6">( List&lt;Float&gt; updates ) {</text:span><text:span text:style-name="T9"><text:line-break/></text:span><text:span text:style-name="T9"><text:tab/></text:span><text:span text:style-name="T9"><text:tab/></text:span><text:span text:style-name="T9">// update progress bar UI, etc.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6">public void </text:span><text:span text:style-name="T8">done</text:span><text:span text:style-name="T6">() {</text:span><text:span text:style-name="T6"><text:line-break/></text:span><text:span text:style-name="T6"><text:tab/></text:span><text:span text:style-name="T6"><text:tab/></text:span><text:span text:style-name="T6">try {</text:span><text:span text:style-name="T9"><text:line-break/></text:span><text:span text:style-name="T9"><text:tab/></text:span><text:span text:style-name="T9"><text:tab/></text:span><text:span text:style-name="T9"><text:tab/></text:span><text:span text:style-name="T9">// get() ImageIcon result, then setIcon(), etc.</text:span><text:span text:style-name="T6"><text:line-break/></text:span><text:span text:style-name="T6"><text:tab/></text:span><text:span text:style-name="T6"><text:tab/></text:span><text:span text:style-name="T6">} except (InterruptException e) { … }</text:span><text:span text:style-name="T6"><text:line-break/></text:span><text:span text:style-name="T6"><text:tab/></text:span><text:span text:style-name="T6">}</text:span><text:span text:style-name="T6"><text:line-break/></text:span><text:span text:style-name="T6">}).execute();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ancelling a background task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Call the <text:span text:style-name="T3">.cancel()</text:span> method of the worker thread</text:p>
                <text:list>
                  <text:list-item>
                    <text:p>Means thread can't be an <text:span text:style-name="T3">anon.</text:span> object</text:p>
                  </text:list-item>
                </text:list>
              </text:list-item>
              <text:list-item>
                <text:p>In the worker thread (<text:span text:style-name="T4">doInBackground()</text:span>),<text:line-break/><text:span text:style-name="T3">check</text:span> if we've been cancelled: <text:span text:style-name="T4">if (isCancelled())</text:span></text:p>
              </text:list-item>
              <text:list-item>
                <text:p>Or cancel using <text:span text:style-name="T3">interrupts</text:span>:</text:p>
                <text:list>
                  <text:list-item>
                    <text:p>Call <text:span text:style-name="T4">cancel(</text:span><text:span text:style-name="T3">true</text:span><text:span text:style-name="T4">)</text:span> instead of just <text:span text:style-name="T4">cancel()</text:span></text:p>
                  </text:list-item>
                  <text:list-item>
                    <text:p>Worker thread receives <text:span text:style-name="T3">InterruptException</text:span></text:p>
                  </text:list-item>
                  <text:list-item>
                    <text:p>Only if worker thread is <text:span text:style-name="T3">doing</text:span> something that can raise InterruptException: <text:span text:style-name="T4">Thread.sleep()</text:span>, <text:span text:style-name="T3">network</text:span> send/receive, …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meta:generator>OpenOffice.org/3.2$Linux OpenOffice.org_project/320m12$Build-9483</meta:generator>
    <meta:initial-creator>Sean Ho</meta:initial-creator>
    <meta:creation-date>2007-01-15T12:24:22</meta:creation-date>
    <dc:creator>sean ho</dc:creator>
    <dc:date>2010-03-22T15:56:32</dc:date>
    <meta:editing-cycles>155</meta:editing-cycles>
    <meta:editing-duration>PT136H01M13S</meta:editing-duration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